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25in" fo:margin-left="0in" table:align="left"/>
    </style:style>
    <style:style style:name="Table1.A" style:family="table-column">
      <style:table-column-properties style:column-width="1.1875in"/>
    </style:style>
    <style:style style:name="Table1.B" style:family="table-column">
      <style:table-column-properties style:column-width="0.875in"/>
    </style:style>
    <style:style style:name="Table1.C" style:family="table-column">
      <style:table-column-properties style:column-width="1.0625in"/>
    </style:style>
    <style:style style:name="Table1.E" style:family="table-column">
      <style:table-column-properties style:column-width="3.062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7.0625in" fo:margin-left="0in" table:align="left"/>
    </style:style>
    <style:style style:name="Table2.A" style:family="table-column">
      <style:table-column-properties style:column-width="0.9375in"/>
    </style:style>
    <style:style style:name="Table2.B" style:family="table-column">
      <style:table-column-properties style:column-width="1.6875in"/>
    </style:style>
    <style:style style:name="Table2.C" style:family="table-column">
      <style:table-column-properties style:column-width="4.437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375in" table:align="left"/>
    </style:style>
    <style:style style:name="Table4.A" style:family="table-column">
      <style:table-column-properties style:column-width="1in"/>
    </style:style>
    <style:style style:name="Table4.B" style:family="table-column">
      <style:table-column-properties style:column-width="2.25in"/>
    </style:style>
    <style:style style:name="Table4.C" style:family="table-column">
      <style:table-column-properties style:column-width="3.12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8" style:family="table-row">
      <style:table-row-properties style:min-row-height="0.3438in"/>
    </style:style>
    <style:style style:name="Table5" style:family="table">
      <style:table-properties style:width="6.5in" table:align="left"/>
    </style:style>
    <style:style style:name="Table5.A" style:family="table-column">
      <style:table-column-properties style:column-width="1.25in"/>
    </style:style>
    <style:style style:name="Table5.B" style:family="table-column">
      <style:table-column-properties style:column-width="1.6875in"/>
    </style:style>
    <style:style style:name="Table5.C" style:family="table-column">
      <style:table-column-properties style:column-width="3.562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6.375in" table:align="left"/>
    </style:style>
    <style:style style:name="Table3.A" style:family="table-column">
      <style:table-column-properties style:column-width="1.375in"/>
    </style:style>
    <style:style style:name="Table3.B" style:family="table-column">
      <style:table-column-properties style:column-width="2.4375in"/>
    </style:style>
    <style:style style:name="Table3.C" style:family="table-column">
      <style:table-column-properties style:column-width="2.562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abbfb" officeooo:paragraph-rsid="000abbfb"/>
    </style:style>
    <style:style style:name="P2" style:family="paragraph" style:parent-style-name="Standard">
      <style:paragraph-properties fo:line-height="100%" fo:text-align="start" style:justify-single-word="false"/>
      <style:text-properties style:font-name="Tibetan Machine Uni" officeooo:rsid="000e1cc7" officeooo:paragraph-rsid="000e1cc7"/>
    </style:style>
    <style:style style:name="P3" style:family="paragraph" style:parent-style-name="Standard">
      <style:text-properties style:font-name="Tibetan Machine Uni" officeooo:rsid="000abbfb" officeooo:paragraph-rsid="000abbfb"/>
    </style:style>
    <style:style style:name="P4" style:family="paragraph" style:parent-style-name="Standard">
      <style:paragraph-properties fo:line-height="100%" fo:text-align="start" style:justify-single-word="false"/>
      <style:text-properties style:font-name="Tibetan Machine Uni" fo:font-weight="normal" officeooo:rsid="000efd10" officeooo:paragraph-rsid="000efd10" style:font-weight-asian="normal" style:font-weight-complex="normal"/>
    </style:style>
    <style:style style:name="P5" style:family="paragraph" style:parent-style-name="Standard">
      <style:paragraph-properties fo:line-height="100%" fo:text-align="start" style:justify-single-word="false"/>
      <style:text-properties style:font-name="Tibetan Machine Uni" fo:font-weight="normal" officeooo:rsid="000f8de9" officeooo:paragraph-rsid="000f8de9" style:font-weight-asian="normal" style:font-weight-complex="normal"/>
    </style:style>
    <style:style style:name="P6" style:family="paragraph" style:parent-style-name="Standard">
      <style:paragraph-properties fo:line-height="100%" fo:text-align="start" style:justify-single-word="false"/>
      <style:text-properties style:font-name="Tibetan Machine Uni" fo:font-size="15pt" fo:font-weight="normal" officeooo:rsid="000efd10" officeooo:paragraph-rsid="000efd10" style:font-size-asian="15pt" style:font-weight-asian="normal" style:font-size-complex="15pt" style:font-weight-complex="normal"/>
    </style:style>
    <style:style style:name="P7" style:family="paragraph" style:parent-style-name="Standard">
      <style:paragraph-properties fo:line-height="100%" fo:text-align="start" style:justify-single-word="false"/>
      <style:text-properties style:font-name="Tibetan Machine Uni" fo:font-size="15pt" fo:font-weight="normal" officeooo:rsid="000f8de9" officeooo:paragraph-rsid="000f8de9" style:font-size-asian="15pt" style:font-weight-asian="normal" style:font-size-complex="15pt" style:font-weight-complex="normal"/>
    </style:style>
    <style:style style:name="P8" style:family="paragraph" style:parent-style-name="Standard">
      <style:text-properties style:font-name="Tibetan Machine Uni" fo:font-size="15pt" officeooo:rsid="0012e649" officeooo:paragraph-rsid="0012e649" style:font-size-asian="15pt" style:font-size-complex="15pt"/>
    </style:style>
    <style:style style:name="P9" style:family="paragraph" style:parent-style-name="Standard">
      <style:text-properties style:font-name="Tibetan Machine Uni" fo:font-size="15pt" officeooo:rsid="001139d1" officeooo:paragraph-rsid="001a3c0b" style:font-size-asian="15pt" style:font-size-complex="15pt"/>
    </style:style>
    <style:style style:name="P10" style:family="paragraph" style:parent-style-name="Standard">
      <style:text-properties style:font-name="Tibetan Machine Uni" fo:font-size="15pt" officeooo:rsid="001139d1" officeooo:paragraph-rsid="001139d1" style:font-size-asian="15pt" style:font-size-complex="15pt"/>
    </style:style>
    <style:style style:name="P11" style:family="paragraph" style:parent-style-name="Standard">
      <style:text-properties style:font-name="Tibetan Machine Uni" fo:font-size="15pt" officeooo:rsid="0012a541" officeooo:paragraph-rsid="0012a541" style:font-size-asian="15pt" style:font-size-complex="15pt"/>
    </style:style>
    <style:style style:name="P12" style:family="paragraph" style:parent-style-name="Standard">
      <style:text-properties style:font-name="Tibetan Machine Uni" fo:font-size="15pt" fo:font-weight="bold" officeooo:rsid="00328b76" officeooo:paragraph-rsid="00164d8e" style:font-size-asian="15pt" style:font-weight-asian="bold" style:font-size-complex="15pt" style:font-weight-complex="bold"/>
    </style:style>
    <style:style style:name="P13" style:family="paragraph" style:parent-style-name="Standard">
      <style:text-properties style:font-name="Tibetan Machine Uni" officeooo:rsid="001139d1" officeooo:paragraph-rsid="001139d1"/>
    </style:style>
    <style:style style:name="P14" style:family="paragraph" style:parent-style-name="Standard">
      <style:paragraph-properties fo:text-align="center" style:justify-single-word="false"/>
      <style:text-properties style:font-name="Tibetan Machine Uni" officeooo:rsid="001139d1" officeooo:paragraph-rsid="001139d1"/>
    </style:style>
    <style:style style:name="P15" style:family="paragraph" style:parent-style-name="Standard">
      <style:text-properties style:font-name="Tibetan Machine Uni" officeooo:rsid="001139d1" officeooo:paragraph-rsid="001a3c0b"/>
    </style:style>
    <style:style style:name="P16" style:family="paragraph" style:parent-style-name="Standard">
      <style:text-properties style:font-name="Tibetan Machine Uni" fo:font-size="12pt" officeooo:rsid="0012e649" officeooo:paragraph-rsid="0012e649" style:font-size-asian="10.5pt" style:font-size-complex="12pt"/>
    </style:style>
    <style:style style:name="P17" style:family="paragraph" style:parent-style-name="Standard">
      <style:paragraph-properties fo:text-align="center" style:justify-single-word="false"/>
      <style:text-properties style:font-name="Tibetan Machine Uni" fo:font-size="12pt" officeooo:rsid="000abbfb" officeooo:paragraph-rsid="00164d8e" style:font-size-asian="10.5pt" style:font-size-complex="12pt"/>
    </style:style>
    <style:style style:name="P18" style:family="paragraph" style:parent-style-name="Standard">
      <style:text-properties style:font-name="Tibetan Machine Uni" officeooo:rsid="0012e649" officeooo:paragraph-rsid="0012e649"/>
    </style:style>
    <style:style style:name="P19" style:family="paragraph" style:parent-style-name="Standard">
      <style:paragraph-properties fo:text-align="center" style:justify-single-word="false"/>
      <style:text-properties style:font-name="Tibetan Machine Uni" officeooo:rsid="0029135d" officeooo:paragraph-rsid="0012e649"/>
    </style:style>
    <style:style style:name="P20" style:family="paragraph" style:parent-style-name="Standard">
      <style:paragraph-properties fo:text-align="center" style:justify-single-word="false"/>
      <style:text-properties style:font-name="Tibetan Machine Uni" officeooo:rsid="0029135d" officeooo:paragraph-rsid="00164d8e"/>
    </style:style>
    <style:style style:name="P21" style:family="paragraph" style:parent-style-name="Standard">
      <style:paragraph-properties fo:text-align="center" style:justify-single-word="false"/>
      <style:text-properties style:font-name="Tibetan Machine Uni" officeooo:rsid="002ac4e8" officeooo:paragraph-rsid="0012e649"/>
    </style:style>
    <style:style style:name="P22" style:family="paragraph" style:parent-style-name="Standard">
      <style:paragraph-properties fo:text-align="center" style:justify-single-word="false"/>
      <style:text-properties style:font-name="Tibetan Machine Uni" officeooo:rsid="002d4121" officeooo:paragraph-rsid="00139cb9"/>
    </style:style>
    <style:style style:name="P23" style:family="paragraph" style:parent-style-name="Standard">
      <style:paragraph-properties fo:text-align="center" style:justify-single-word="false"/>
      <style:text-properties style:font-name="Tibetan Machine Uni" officeooo:rsid="002cface" officeooo:paragraph-rsid="00157b35"/>
    </style:style>
    <style:style style:name="P24" style:family="paragraph" style:parent-style-name="Standard">
      <style:paragraph-properties fo:text-align="center" style:justify-single-word="false"/>
      <style:text-properties style:font-name="Tibetan Machine Uni" officeooo:rsid="002cface" officeooo:paragraph-rsid="00200120"/>
    </style:style>
    <style:style style:name="P25" style:family="paragraph" style:parent-style-name="Standard">
      <style:paragraph-properties fo:text-align="center" style:justify-single-word="false"/>
      <style:text-properties style:font-name="Tibetan Machine Uni" officeooo:rsid="002d7dde" officeooo:paragraph-rsid="0017671a"/>
    </style:style>
    <style:style style:name="P26" style:family="paragraph" style:parent-style-name="Standard">
      <style:paragraph-properties fo:text-align="center" style:justify-single-word="false"/>
      <style:text-properties style:font-name="Tibetan Machine Uni" officeooo:rsid="002d7dde" officeooo:paragraph-rsid="00200120"/>
    </style:style>
    <style:style style:name="P27" style:family="paragraph" style:parent-style-name="Standard">
      <style:text-properties fo:font-size="15pt" fo:font-weight="bold" officeooo:rsid="000abbfb" officeooo:paragraph-rsid="000abbfb" style:font-size-asian="15pt" style:font-weight-asian="bold" style:font-size-complex="15pt" style:font-weight-complex="bold"/>
    </style:style>
    <style:style style:name="P28" style:family="paragraph" style:parent-style-name="Standard">
      <style:paragraph-properties fo:text-align="center" style:justify-single-word="false"/>
      <style:text-properties fo:font-size="15pt" fo:font-weight="bold" officeooo:rsid="0009ef7f" officeooo:paragraph-rsid="0009ef7f" style:font-size-asian="15pt" style:font-weight-asian="bold" style:font-size-complex="15pt" style:font-weight-complex="bold"/>
    </style:style>
    <style:style style:name="P29" style:family="paragraph" style:parent-style-name="Standard">
      <style:text-properties fo:font-size="15pt" fo:font-weight="bold" officeooo:rsid="00164d8e" officeooo:paragraph-rsid="00164d8e" style:font-size-asian="15pt" style:font-weight-asian="bold" style:font-size-complex="15pt" style:font-weight-complex="bold"/>
    </style:style>
    <style:style style:name="P30" style:family="paragraph" style:parent-style-name="Standard">
      <style:text-properties fo:font-size="15pt" fo:font-weight="bold" officeooo:rsid="0012a541" officeooo:paragraph-rsid="0012a541" style:font-size-asian="13.1000003814697pt" style:font-weight-asian="bold" style:font-size-complex="15pt" style:font-weight-complex="bold"/>
    </style:style>
    <style:style style:name="P31" style:family="paragraph" style:parent-style-name="Standard">
      <style:text-properties officeooo:rsid="0012a541" officeooo:paragraph-rsid="0012a541"/>
    </style:style>
    <style:style style:name="P32" style:family="paragraph" style:parent-style-name="Standard">
      <style:text-properties fo:font-size="12pt" fo:font-weight="normal" officeooo:rsid="0012a541" officeooo:paragraph-rsid="0012a541" style:font-size-asian="12pt" style:font-weight-asian="normal" style:font-size-complex="12pt" style:font-weight-complex="normal"/>
    </style:style>
    <style:style style:name="P33" style:family="paragraph" style:parent-style-name="Standard">
      <style:text-properties fo:font-size="12pt" officeooo:rsid="00157b35" officeooo:paragraph-rsid="00157b35" style:font-size-asian="10.5pt" style:font-size-complex="12pt"/>
    </style:style>
    <style:style style:name="P34" style:family="paragraph" style:parent-style-name="Standard">
      <style:text-properties officeooo:paragraph-rsid="0012a541"/>
    </style:style>
    <style:style style:name="P35" style:family="paragraph" style:parent-style-name="Standard">
      <style:text-properties officeooo:rsid="0012e649" officeooo:paragraph-rsid="0012e649"/>
    </style:style>
    <style:style style:name="P36" style:family="paragraph" style:parent-style-name="Standard">
      <style:text-properties officeooo:rsid="00139cb9" officeooo:paragraph-rsid="00139cb9"/>
    </style:style>
    <style:style style:name="P37" style:family="paragraph" style:parent-style-name="Standard">
      <style:text-properties officeooo:paragraph-rsid="00164d8e"/>
    </style:style>
    <style:style style:name="P38" style:family="paragraph" style:parent-style-name="Standard">
      <style:text-properties fo:font-weight="normal" officeooo:rsid="00164d8e" officeooo:paragraph-rsid="00164d8e" style:font-weight-asian="normal" style:font-weight-complex="normal"/>
    </style:style>
    <style:style style:name="P39" style:family="paragraph" style:parent-style-name="Standard">
      <style:paragraph-properties fo:margin-top="0in" fo:margin-bottom="0in" loext:contextual-spacing="false" fo:text-align="start" style:justify-single-word="false"/>
      <style:text-properties officeooo:rsid="00328b76" officeooo:paragraph-rsid="00164d8e"/>
    </style:style>
    <style:style style:name="P40" style:family="paragraph" style:parent-style-name="Standard">
      <style:paragraph-properties fo:margin-top="0in" fo:margin-bottom="0in" loext:contextual-spacing="false" fo:text-align="start" style:justify-single-word="false"/>
      <style:text-properties style:font-name="Tibetan Machine Uni" officeooo:rsid="00328b76" officeooo:paragraph-rsid="00164d8e"/>
    </style:style>
    <style:style style:name="P41" style:family="paragraph" style:parent-style-name="Table_20_Contents">
      <style:paragraph-properties fo:text-align="center" style:justify-single-word="false"/>
      <style:text-properties style:font-name="Tibetan Machine Uni" officeooo:rsid="0029135d" officeooo:paragraph-rsid="00164d8e"/>
    </style:style>
    <style:style style:name="P42" style:family="paragraph" style:parent-style-name="Table_20_Contents">
      <style:paragraph-properties fo:text-align="center" style:justify-single-word="false"/>
      <style:text-properties style:font-name="Tibetan Machine Uni" officeooo:paragraph-rsid="00164d8e"/>
    </style:style>
    <style:style style:name="P43" style:family="paragraph" style:parent-style-name="Table_20_Contents">
      <style:paragraph-properties fo:text-align="center" style:justify-single-word="false"/>
      <style:text-properties style:font-name="Tibetan Machine Uni" officeooo:paragraph-rsid="0012e649"/>
    </style:style>
    <style:style style:name="P44" style:family="paragraph" style:parent-style-name="Table_20_Contents">
      <style:paragraph-properties fo:text-align="center" style:justify-single-word="false"/>
      <style:text-properties style:font-name="Tibetan Machine Uni" officeooo:paragraph-rsid="00139cb9"/>
    </style:style>
    <style:style style:name="P45" style:family="paragraph" style:parent-style-name="Table_20_Contents">
      <style:paragraph-properties fo:text-align="center" style:justify-single-word="false"/>
      <style:text-properties style:font-name="Tibetan Machine Uni" officeooo:paragraph-rsid="00200120"/>
    </style:style>
    <style:style style:name="P46" style:family="paragraph" style:parent-style-name="Table_20_Contents">
      <style:paragraph-properties fo:text-align="center" style:justify-single-word="false"/>
      <style:text-properties style:font-name="Tibetan Machine Uni" officeooo:rsid="002ac4e8" officeooo:paragraph-rsid="0012e649"/>
    </style:style>
    <style:style style:name="P47" style:family="paragraph" style:parent-style-name="Table_20_Contents">
      <style:paragraph-properties fo:text-align="center" style:justify-single-word="false"/>
      <style:text-properties style:font-name="Tibetan Machine Uni" officeooo:rsid="002ac4e8" officeooo:paragraph-rsid="00200120"/>
    </style:style>
    <style:style style:name="P48" style:family="paragraph" style:parent-style-name="Table_20_Contents">
      <style:paragraph-properties fo:text-align="center" style:justify-single-word="false"/>
      <style:text-properties style:font-name="Tibetan Machine Uni" officeooo:rsid="002baeaf" officeooo:paragraph-rsid="0012e649"/>
    </style:style>
    <style:style style:name="P49" style:family="paragraph" style:parent-style-name="Table_20_Contents">
      <style:paragraph-properties fo:text-align="center" style:justify-single-word="false"/>
      <style:text-properties style:font-name="Tibetan Machine Uni" fo:font-weight="bold" officeooo:paragraph-rsid="0012e649" style:font-weight-asian="bold" style:font-weight-complex="bold"/>
    </style:style>
    <style:style style:name="P50" style:family="paragraph" style:parent-style-name="Table_20_Contents">
      <style:paragraph-properties fo:text-align="center" style:justify-single-word="false"/>
      <style:text-properties style:font-name="Tibetan Machine Uni" fo:font-weight="bold" officeooo:paragraph-rsid="00139cb9" style:font-weight-asian="bold" style:font-weight-complex="bold"/>
    </style:style>
    <style:style style:name="P51" style:family="paragraph" style:parent-style-name="Table_20_Contents">
      <style:paragraph-properties fo:text-align="center" style:justify-single-word="false"/>
      <style:text-properties style:font-name="Tibetan Machine Uni" fo:font-weight="bold" officeooo:paragraph-rsid="00200120" style:font-weight-asian="bold" style:font-weight-complex="bold"/>
    </style:style>
    <style:style style:name="P52" style:family="paragraph" style:parent-style-name="Table_20_Contents">
      <style:paragraph-properties fo:text-align="center" style:justify-single-word="false"/>
      <style:text-properties style:font-name="Tibetan Machine Uni" fo:font-weight="bold" officeooo:rsid="002baeaf" officeooo:paragraph-rsid="0012e649" style:font-weight-asian="bold" style:font-weight-complex="bold"/>
    </style:style>
    <style:style style:name="P53" style:family="paragraph" style:parent-style-name="Table_20_Contents">
      <style:paragraph-properties fo:text-align="center" style:justify-single-word="false"/>
      <style:text-properties style:font-name="Tibetan Machine Uni" fo:font-weight="bold" officeooo:rsid="002baeaf" officeooo:paragraph-rsid="00139cb9" style:font-weight-asian="bold" style:font-weight-complex="bold"/>
    </style:style>
    <style:style style:name="P54" style:family="paragraph" style:parent-style-name="Table_20_Contents">
      <style:paragraph-properties fo:text-align="center" style:justify-single-word="false"/>
      <style:text-properties style:font-name="Tibetan Machine Uni" fo:font-weight="bold" officeooo:rsid="002d4121" officeooo:paragraph-rsid="00157b35" style:font-weight-asian="bold" style:font-weight-complex="bold"/>
    </style:style>
    <style:style style:name="P55" style:family="paragraph" style:parent-style-name="Table_20_Contents">
      <style:paragraph-properties fo:text-align="center" style:justify-single-word="false"/>
      <style:text-properties style:font-name="Tibetan Machine Uni" fo:font-weight="bold" officeooo:rsid="002ac4e8" officeooo:paragraph-rsid="00200120" style:font-weight-asian="bold" style:font-weight-complex="bold"/>
    </style:style>
    <style:style style:name="P56" style:family="paragraph" style:parent-style-name="Table_20_Contents">
      <style:paragraph-properties fo:text-align="center" style:justify-single-word="false"/>
      <style:text-properties style:font-name="Tibetan Machine Uni" fo:font-weight="bold" officeooo:rsid="00311863" officeooo:paragraph-rsid="00200120" style:font-weight-asian="bold" style:font-weight-complex="bold"/>
    </style:style>
    <style:style style:name="P57" style:family="paragraph" style:parent-style-name="Table_20_Contents">
      <style:paragraph-properties fo:text-align="center" style:justify-single-word="false"/>
      <style:text-properties style:font-name="Tibetan Machine Uni" officeooo:rsid="002cb6fa" officeooo:paragraph-rsid="0012e649"/>
    </style:style>
    <style:style style:name="P58" style:family="paragraph" style:parent-style-name="Table_20_Contents">
      <style:paragraph-properties fo:text-align="center" style:justify-single-word="false"/>
      <style:text-properties style:font-name="Tibetan Machine Uni" officeooo:rsid="002d4121" officeooo:paragraph-rsid="00139cb9"/>
    </style:style>
    <style:style style:name="P59" style:family="paragraph" style:parent-style-name="Table_20_Contents">
      <style:paragraph-properties fo:text-align="center" style:justify-single-word="false"/>
      <style:text-properties style:font-name="Tibetan Machine Uni" officeooo:rsid="002d4121" officeooo:paragraph-rsid="00157b35"/>
    </style:style>
    <style:style style:name="P60" style:family="paragraph" style:parent-style-name="Table_20_Contents">
      <style:paragraph-properties fo:text-align="center" style:justify-single-word="false"/>
      <style:text-properties style:font-name="Tibetan Machine Uni" officeooo:rsid="002d4121" officeooo:paragraph-rsid="00200120"/>
    </style:style>
    <style:style style:name="P61" style:family="paragraph" style:parent-style-name="Table_20_Contents">
      <style:paragraph-properties fo:text-align="center" style:justify-single-word="false"/>
      <style:text-properties style:font-name="Tibetan Machine Uni" fo:font-weight="normal" officeooo:rsid="002d7dde" officeooo:paragraph-rsid="00139cb9" style:font-weight-asian="normal" style:font-weight-complex="normal"/>
    </style:style>
    <style:style style:name="P62" style:family="paragraph" style:parent-style-name="Table_20_Contents">
      <style:paragraph-properties fo:text-align="center" style:justify-single-word="false"/>
      <style:text-properties style:font-name="Tibetan Machine Uni" fo:font-weight="normal" officeooo:paragraph-rsid="00139cb9" style:font-weight-asian="normal" style:font-weight-complex="normal"/>
    </style:style>
    <style:style style:name="P63" style:family="paragraph" style:parent-style-name="Table_20_Contents">
      <style:paragraph-properties fo:text-align="center" style:justify-single-word="false"/>
      <style:text-properties style:font-name="Tibetan Machine Uni" officeooo:rsid="002cface" officeooo:paragraph-rsid="00157b35"/>
    </style:style>
    <style:style style:name="P64" style:family="paragraph" style:parent-style-name="Table_20_Contents">
      <style:paragraph-properties fo:text-align="center" style:justify-single-word="false"/>
      <style:text-properties style:font-name="Tibetan Machine Uni" officeooo:rsid="00328b76" officeooo:paragraph-rsid="00157b35"/>
    </style:style>
    <style:style style:name="P65" style:family="paragraph" style:parent-style-name="Table_20_Contents">
      <style:paragraph-properties fo:text-align="center" style:justify-single-word="false"/>
      <style:text-properties style:font-name="Tibetan Machine Uni" officeooo:rsid="00311863" officeooo:paragraph-rsid="00200120"/>
    </style:style>
    <style:style style:name="P66" style:family="paragraph" style:parent-style-name="Table_20_Contents">
      <style:paragraph-properties fo:text-align="center" style:justify-single-word="false"/>
      <style:text-properties style:font-name="Tibetan Machine Uni" officeooo:rsid="002f5b96" officeooo:paragraph-rsid="00200120"/>
    </style:style>
    <style:style style:name="P67" style:family="paragraph" style:parent-style-name="Table_20_Contents">
      <style:paragraph-properties fo:text-align="center" style:justify-single-word="false"/>
      <style:text-properties style:font-name="Tibetan Machine Uni" officeooo:rsid="00324fe9" officeooo:paragraph-rsid="00200120"/>
    </style:style>
    <style:style style:name="P68" style:family="paragraph" style:parent-style-name="Standard">
      <style:paragraph-properties fo:line-height="100%" fo:text-align="start" style:justify-single-word="false"/>
      <style:text-properties style:font-name="Tibetan Machine Uni" fo:font-size="15pt" fo:font-weight="bold" officeooo:rsid="000abbfb" officeooo:paragraph-rsid="000efd10" style:font-size-asian="15pt" style:font-weight-asian="bold" style:font-size-complex="15pt" style:font-weight-complex="bold"/>
    </style:style>
    <style:style style:name="P69" style:family="paragraph" style:parent-style-name="Standard">
      <style:text-properties style:font-name="Tibetan Machine Uni" fo:font-size="15pt" fo:font-weight="bold" officeooo:rsid="00189dcb" officeooo:paragraph-rsid="00189dcb" style:font-size-asian="15pt" style:font-weight-asian="bold" style:font-size-complex="15pt" style:font-weight-complex="bold"/>
    </style:style>
    <style:style style:name="P70" style:family="paragraph" style:parent-style-name="Standard">
      <style:text-properties style:font-name="Tibetan Machine Uni" fo:font-size="15pt" officeooo:rsid="00157b35" officeooo:paragraph-rsid="00157b35" style:font-size-asian="15pt" style:font-size-complex="15pt"/>
    </style:style>
    <style:style style:name="P71" style:family="paragraph" style:parent-style-name="Standard">
      <style:paragraph-properties fo:text-align="center" style:justify-single-word="false"/>
      <style:text-properties officeooo:rsid="0009ef7f" officeooo:paragraph-rsid="0009ef7f"/>
    </style:style>
    <style:style style:name="P72" style:family="paragraph" style:parent-style-name="Standard">
      <style:paragraph-properties fo:text-align="center" style:justify-single-word="false"/>
      <style:text-properties officeooo:paragraph-rsid="0026f4f2"/>
    </style:style>
    <style:style style:name="P73" style:family="paragraph" style:parent-style-name="Standard">
      <style:paragraph-properties fo:margin-top="0in" fo:margin-bottom="0in" loext:contextual-spacing="false" fo:text-align="start" style:justify-single-word="false"/>
      <style:text-properties style:font-name="Tibetan Machine Uni" officeooo:rsid="00328b76" officeooo:paragraph-rsid="00164d8e"/>
    </style:style>
    <style:style style:name="P74" style:family="paragraph" style:parent-style-name="Table_20_Contents">
      <style:paragraph-properties fo:text-align="center" style:justify-single-word="false"/>
      <style:text-properties style:font-name="Tibetan Machine Uni" fo:font-weight="normal" officeooo:rsid="002d7dde" officeooo:paragraph-rsid="00139cb9" style:font-weight-asian="normal" style:font-weight-complex="normal"/>
    </style:style>
    <style:style style:name="T1" style:family="text">
      <style:text-properties officeooo:rsid="000efd10"/>
    </style:style>
    <style:style style:name="T2" style:family="text">
      <style:text-properties officeooo:rsid="000f8de9"/>
    </style:style>
    <style:style style:name="T3" style:family="text">
      <style:text-properties officeooo:rsid="001139d1"/>
    </style:style>
    <style:style style:name="T4" style:family="text">
      <style:text-properties style:text-position="sub 58%"/>
    </style:style>
    <style:style style:name="T5" style:family="text">
      <style:text-properties style:text-position="sub 58%" style:text-underline-style="none"/>
    </style:style>
    <style:style style:name="T6" style:family="text">
      <style:text-properties style:text-position="sub 58%" style:font-name="Tibetan Machine Uni" fo:font-size="12pt" officeooo:rsid="00157b35" style:font-size-asian="10.5pt" style:font-size-complex="12pt"/>
    </style:style>
    <style:style style:name="T7" style:family="text">
      <style:text-properties style:text-position="sub 58%" officeooo:rsid="001da661"/>
    </style:style>
    <style:style style:name="T8" style:family="text">
      <style:text-properties style:font-name="Tibetan Machine Uni"/>
    </style:style>
    <style:style style:name="T9" style:family="text">
      <style:text-properties style:font-name="Tibetan Machine Uni" fo:font-size="12pt" fo:font-weight="normal" officeooo:rsid="0012a541" style:font-size-asian="10.5pt" style:font-weight-asian="normal" style:font-size-complex="12pt" style:font-weight-complex="normal"/>
    </style:style>
    <style:style style:name="T10" style:family="text">
      <style:text-properties style:font-name="Tibetan Machine Uni" fo:font-size="12pt" fo:font-weight="normal" officeooo:rsid="001da661" style:font-size-asian="10.5pt" style:font-weight-asian="normal" style:font-size-complex="12pt" style:font-weight-complex="normal"/>
    </style:style>
    <style:style style:name="T11" style:family="text">
      <style:text-properties style:font-name="Tibetan Machine Uni" fo:font-size="12pt" fo:font-weight="normal" officeooo:rsid="00200120" style:font-size-asian="10.5pt" style:font-weight-asian="normal" style:font-size-complex="12pt" style:font-weight-complex="normal"/>
    </style:style>
    <style:style style:name="T12" style:family="text">
      <style:text-properties style:font-name="Tibetan Machine Uni" fo:font-size="12pt" officeooo:rsid="00157b35" style:font-size-asian="10.5pt" style:font-size-complex="12pt"/>
    </style:style>
    <style:style style:name="T13" style:family="text">
      <style:text-properties style:font-name="Tibetan Machine Uni" officeooo:rsid="00139cb9"/>
    </style:style>
    <style:style style:name="T14" style:family="text">
      <style:text-properties style:font-name="Tibetan Machine Uni" officeooo:rsid="00140230"/>
    </style:style>
    <style:style style:name="T15" style:family="text">
      <style:text-properties style:font-name="Tibetan Machine Uni" officeooo:rsid="00157b35"/>
    </style:style>
    <style:style style:name="T16" style:family="text">
      <style:text-properties style:font-name="Tibetan Machine Uni" officeooo:rsid="0012a541"/>
    </style:style>
    <style:style style:name="T17" style:family="text">
      <style:text-properties style:font-name="Tibetan Machine Uni" officeooo:rsid="00328b76"/>
    </style:style>
    <style:style style:name="T18" style:family="text">
      <style:text-properties style:font-name="Tibetan Machine Uni" officeooo:rsid="00189dcb"/>
    </style:style>
    <style:style style:name="T19" style:family="text">
      <style:text-properties style:font-name="Tibetan Machine Uni" officeooo:rsid="001da661"/>
    </style:style>
    <style:style style:name="T20" style:family="text">
      <style:text-properties style:font-name="Tibetan Machine Uni" officeooo:rsid="0022e6ac"/>
    </style:style>
    <style:style style:name="T21" style:family="text">
      <style:text-properties style:font-name="Tibetan Machine Uni" officeooo:rsid="0023afd9"/>
    </style:style>
    <style:style style:name="T22" style:family="text">
      <style:text-properties style:font-name="Tibetan Machine Uni" officeooo:rsid="00250456"/>
    </style:style>
    <style:style style:name="T23" style:family="text">
      <style:text-properties style:font-name="Tibetan Machine Uni" officeooo:rsid="0025fa87"/>
    </style:style>
    <style:style style:name="T24" style:family="text">
      <style:text-properties style:text-position="0% 100%"/>
    </style:style>
    <style:style style:name="T25" style:family="text">
      <style:text-properties style:text-position="0% 100%" officeooo:rsid="00139cb9"/>
    </style:style>
    <style:style style:name="T26" style:family="text">
      <style:text-properties style:text-position="0% 100%" style:font-name="Tibetan Machine Uni"/>
    </style:style>
    <style:style style:name="T27" style:family="text">
      <style:text-properties style:text-position="0% 100%" style:font-name="Tibetan Machine Uni" fo:font-size="12pt" style:font-size-asian="10.5pt" style:font-size-complex="12pt"/>
    </style:style>
    <style:style style:name="T28" style:family="text">
      <style:text-properties style:text-position="0% 100%" style:font-name="Tibetan Machine Uni" fo:font-size="12pt" officeooo:rsid="00157b35" style:font-size-asian="10.5pt" style:font-size-complex="12pt"/>
    </style:style>
    <style:style style:name="T29" style:family="text">
      <style:text-properties style:text-position="0% 100%" style:font-name="Tibetan Machine Uni" fo:font-size="12pt" officeooo:rsid="00164d8e" style:font-size-asian="10.5pt" style:font-size-complex="12pt"/>
    </style:style>
    <style:style style:name="T30" style:family="text">
      <style:text-properties style:text-position="0% 100%" style:font-name="Tibetan Machine Uni" fo:font-size="12pt" officeooo:rsid="00189dcb" style:font-size-asian="10.5pt" style:font-size-complex="12pt"/>
    </style:style>
    <style:style style:name="T31" style:family="text">
      <style:text-properties style:text-position="0% 100%" style:font-name="Tibetan Machine Uni" fo:font-size="12pt" officeooo:rsid="001e0177" style:font-size-asian="10.5pt" style:font-size-complex="12pt"/>
    </style:style>
    <style:style style:name="T32" style:family="text">
      <style:text-properties style:text-position="0% 100%" style:font-name="Tibetan Machine Uni" fo:font-size="12pt" officeooo:rsid="0025fa87" style:font-size-asian="10.5pt" style:font-size-complex="12pt"/>
    </style:style>
    <style:style style:name="T33" style:family="text">
      <style:text-properties style:text-position="0% 100%" style:font-name="Tibetan Machine Uni" officeooo:rsid="00164d8e"/>
    </style:style>
    <style:style style:name="T34" style:family="text">
      <style:text-properties officeooo:rsid="0012a541"/>
    </style:style>
    <style:style style:name="T35" style:family="text">
      <style:text-properties officeooo:rsid="002ac4e8"/>
    </style:style>
    <style:style style:name="T36" style:family="text">
      <style:text-properties officeooo:rsid="0029135d"/>
    </style:style>
    <style:style style:name="T37" style:family="text">
      <style:text-properties officeooo:rsid="0012e649"/>
    </style:style>
    <style:style style:name="T38" style:family="text">
      <style:text-properties officeooo:rsid="002baeaf"/>
    </style:style>
    <style:style style:name="T39" style:family="text">
      <style:text-properties officeooo:rsid="00139cb9"/>
    </style:style>
    <style:style style:name="T40" style:family="text">
      <style:text-properties officeooo:rsid="002d7dde"/>
    </style:style>
    <style:style style:name="T41" style:family="text">
      <style:text-properties officeooo:rsid="002d4121"/>
    </style:style>
    <style:style style:name="T42" style:family="text">
      <style:text-properties officeooo:rsid="00157b35"/>
    </style:style>
    <style:style style:name="T43" style:family="text">
      <style:text-properties fo:font-variant="normal" fo:text-transform="none" fo:color="#242729" style:font-name="Tibetan Machine Uni" fo:letter-spacing="normal"/>
    </style:style>
    <style:style style:name="T44" style:family="text">
      <style:text-properties fo:font-variant="normal" fo:text-transform="none" fo:color="#242729" style:text-position="0% 100%" style:font-name="Tibetan Machine Uni" fo:font-size="12pt" fo:letter-spacing="normal" officeooo:rsid="00157b35" style:font-size-asian="10.5pt" style:font-size-complex="12pt"/>
    </style:style>
    <style:style style:name="T45" style:family="text">
      <style:text-properties fo:font-variant="normal" fo:text-transform="none" fo:color="#242729" style:text-position="0% 100%" style:font-name="Tibetan Machine Uni" fo:font-size="12pt" fo:letter-spacing="normal" officeooo:rsid="00164d8e" style:font-size-asian="10.5pt" style:font-size-complex="12pt"/>
    </style:style>
    <style:style style:name="T46" style:family="text">
      <style:text-properties officeooo:rsid="00164d8e"/>
    </style:style>
    <style:style style:name="T47" style:family="text">
      <style:text-properties officeooo:rsid="002f5b96"/>
    </style:style>
    <style:style style:name="T48" style:family="text">
      <style:text-properties officeooo:rsid="0017671a"/>
    </style:style>
    <style:style style:name="T49" style:family="text">
      <style:text-properties officeooo:rsid="00189dcb"/>
    </style:style>
    <style:style style:name="T50" style:family="text">
      <style:text-properties officeooo:rsid="001bb09c"/>
    </style:style>
    <style:style style:name="T51" style:family="text">
      <style:text-properties officeooo:rsid="001da661"/>
    </style:style>
    <style:style style:name="T52" style:family="text">
      <style:text-properties officeooo:rsid="001fa207"/>
    </style:style>
    <style:style style:name="T53" style:family="text">
      <style:text-properties officeooo:rsid="00200120"/>
    </style:style>
    <style:style style:name="T54" style:family="text">
      <style:text-properties officeooo:rsid="00250456"/>
    </style:style>
    <style:style style:name="T55" style:family="text">
      <style:text-properties officeooo:rsid="0026f4f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An Exploration <text:span text:style-name="T1">of Tabular Q-learning</text:span> to Optimize Traffic Lights</text:p>
      <text:p text:style-name="P71">Author: Ryan <text:span text:style-name="T55">Strotman</text:span></text:p>
      <text:p text:style-name="P72"><text:span text:style-name="T55">GitHub Repository: </text:span><text:a xlink:type="simple" xlink:href="https://github.com/strotman-ryan/TrafficLightRL" text:style-name="Internet_20_link" text:visited-style-name="Visited_20_Internet_20_Link">https://github.com/strotman-ryan/TrafficLightRL</text:a></text:p>
      <text:p text:style-name="P27">1 Introduction</text:p>
      <text:p text:style-name="P2">Traffic is a large problem today, costing m<text:span text:style-name="T50">any</text:span> people valuable time every day. Traffic causes lost time and an increase in gas <text:span text:style-name="T1">emissions</text:span> from idling cars and from c<text:span text:style-name="T50">onstant</text:span> stopping and accelerating. More cars <text:span text:style-name="T50">are on the road</text:span> everyday causing traffic to grow and a solution to traffic even more important. Traffic lights or signals have a great <text:span text:style-name="T54">effect</text:span> on traffic and therefore the issue of traffic can be greatly reduced if traffic lights work to the best of their ability. However, most traffic lights today do not. Most traffic lights used fixed time schedules to operate the lights. These fixed plans work well under constant traffic that does not fluctuate. Therefore, these plans do not work well under real traffic conditions that are constantly changing. Reinforcement learning has been used to try to solve this problem of traffic light optimization. Reinforcement learning can adjust to the fluctuations in traffic and handle many different traffic patterns. Many types of reinforcement learning agents have been studied in this area with Deep-Q networks having the most success. In this paper, tabular Q-<text:span text:style-name="T50">l</text:span>earning will be used to solve this traffic light problem. The hyper-parameters for this algorithm will be experimented with and analyzed. Also, state aggregation will be used to improve upon the raw tabular version.</text:p>
      <text:p text:style-name="P68">2 Problem Definition</text:p>
      <text:p text:style-name="P4">I will run test<text:span text:style-name="T50">s</text:span> on a simulated intersection. The intersection will be 4-ways with <text:span text:style-name="T54">four</text:span> 1,000 meter roads meeting at a right angle. Each road will have one outgoing and one incoming lane. Each road comes from a different direction; North(N), South (S), West (W), and East (E). The cars entering the intersection must continue in the same direction. For example, a car entering upon the E lane must exist to the W lane. No turning is allowed in these test<text:span text:style-name="T54">s</text:span>. There will be two light phases; denoted NS and EW. NS means the N and S roads have <text:soft-page-break/>a green light or yellow light while the E and W lanes have a red light, and vice versa for EW. After each green light there is a yellow light for 3 seconds then the phase switches to the next phase. Each phase has a minimum green time of 1 second.</text:p>
      <text:p text:style-name="P6">2.1 <text:span text:style-name="T2">RL Environment</text:span></text:p>
      <text:p text:style-name="P5">The Reinforcement learning environment is a description of the state, reward, and action space. </text:p>
      <text:p text:style-name="P7">2.1.1 State Space</text:p>
      <text:p text:style-name="P5">The environment of this scenario is all the area surrounding the intersection. The state will be representative of this are<text:span text:style-name="T50">a</text:span>. The state will be the current phase (<text:span text:style-name="T50">e</text:span>ither EW or NS) and for each lane the number of cars on <text:span text:style-name="T54">it within 150 meters on the intersection</text:span>. This state space is the same as the space used by [1]<text:span text:style-name="T3">[2].</text:span> The space is very simple and therefore it will be easier to learn an optimal policy [<text:span text:style-name="T3">2</text:span>], especially when only using tabular methods. </text:p>
      <text:p text:style-name="P7">2.1.2 Action Space</text:p>
      <text:p text:style-name="P13">The actions the agent <text:span text:style-name="T50">chooses</text:span> will be to either stay at the current phase or to go to the next one. </text:p>
      <text:p text:style-name="P10">2.1.3 Reward Space</text:p>
      <text:p text:style-name="P13">The reward will be the opposite of the sum of all queued vehicles on all lanes. A queued vehicle is a vehicle that has a speed less <text:span text:style-name="T51">than</text:span> or equal to .1 m/s. This was chosen as the reward since it was proven that minimizing the number of queued vehicles is equivalent to minimizing the average travel time of all vehicles [2]. This reward is very simple. Most rewards in this area of research are a weighted sum of a number of different values and changing any of these weights can change the performance drastically [2]. <text:span text:style-name="T51">These types of rewards do not perform as well as the I will use [2].</text:span></text:p>
      <text:p text:style-name="P9">2.1.4 Q-<text:span text:style-name="T51">l</text:span>earning</text:p>
      <text:p text:style-name="P15"><text:soft-page-break/>Q-<text:span text:style-name="T51">l</text:span>earning is an algorithm to find the best policy; what action to preform for each given state. Q-<text:span text:style-name="T51">l</text:span>earning uses the above state, action and reward to solve this bellman equation:</text:p>
      <text:p text:style-name="P14">Q(S<text:span text:style-name="T5">t</text:span>,A) = Q(S<text:span text:style-name="T4">t</text:span>,A) + alpha(R<text:span text:style-name="T4">t+1</text:span><text:span text:style-name="T24"> + </text:span><text:span text:style-name="T25">discount * </text:span><text:span text:style-name="T24">max</text:span><text:span text:style-name="T7">A</text:span><text:span text:style-name="T24">(Q(S</text:span><text:span text:style-name="T4">t</text:span><text:span text:style-name="T7">+1</text:span><text:span text:style-name="T24">,A)</text:span>) - Q(S<text:span text:style-name="T5">t</text:span>,A))</text:p>
      <text:p text:style-name="P31"><text:span text:style-name="T8">Q-Learning is very popular for this problem since it learns online. The </text:span><text:span text:style-name="T13">algorithm</text:span><text:span text:style-name="T8"> updates a state-action pair only one step after that state-action pair was seen. This is very important in continuous task</text:span><text:span text:style-name="T19">s</text:span><text:span text:style-name="T8"> since we cannot wait for the end result to update a value like in Monte Carlo methods. </text:span><text:span text:style-name="T13">The agent will take actions according to an E-greedy policy. This means a random action will be taken E percent of the time instead of the current max </text:span><text:span text:style-name="T19">action.</text:span></text:p>
      <text:p text:style-name="P30">3 Methods</text:p>
      <text:p text:style-name="P32"><text:span text:style-name="T8">The above state, action, and reward space will be used along with the controlling Q-</text:span><text:span text:style-name="T19">l</text:span><text:span text:style-name="T8">earing algorithm. The agent will receive the current state and reward each time step and the agent will make an action. Each time step is one second long. If the state of the intersection is in a yellow light state the action of the agent is not used since the light is already changing.</text:span></text:p>
      <text:p text:style-name="P30">4 Results</text:p>
      <text:p text:style-name="P34"><text:span text:style-name="T9">The simulations were run using an open source software called SUMO(</text:span><text:a xlink:type="simple" xlink:href="http://sumo.sourceforge.net/" text:style-name="Internet_20_link" text:visited-style-name="Visited_20_Internet_20_Link"><text:span text:style-name="T8">http://sumo.sourceforge.net/</text:span></text:a><text:span text:style-name="T9">). This is a popular tool for simulating traffic and intersections. Simulations were run using </text:span><text:span text:style-name="T10">2</text:span><text:span text:style-name="T9"> different traffic patterns, denoted in table 1 </text:span><text:span text:style-name="T11">(all tables are in the Appendix)</text:span><text:span text:style-name="T9">. WE means both cars going in the West and East direction and similarly for NS. </text:span><text:span text:style-name="T16">The first configuration has constant flow in both direction</text:span><text:span text:style-name="T22">s</text:span><text:span text:style-name="T16">. The second configuration has an abrupt switch in the middle. Th</text:span><text:span text:style-name="T18">ese</text:span><text:span text:style-name="T16"> configurations were inspired by </text:span><text:span text:style-name="T17">Hua Wei </text:span><text:span text:style-name="T16">et </text:span><text:span text:style-name="T19">al </text:span><text:span text:style-name="T16">[1]. </text:span></text:p>
      <text:p text:style-name="P8">4.1 Evaluation</text:p>
      <text:p text:style-name="P16">The results of simulations will be evaluated based on the average travel time of all vehicles in the simulation. The lower the better. This value will be compared to the value gotten from the fixed time algorithm. This algorithm has <text:soft-page-break/>a fixed time for each signal phase and does not react or change with the environment. This is the technique most seen today in the real world.</text:p>
      <text:p text:style-name="P11">4.<text:span text:style-name="T37">2</text:span> Analysis of Changing Values for Configuration 1</text:p>
      <text:p text:style-name="P18">The algorithm was run on the first configurations with differing discount values.</text:p>
      <text:p text:style-name="P35"><text:span text:style-name="T8">The results are in table 2. The alpha and epsilon values are kept constant. The Q-</text:span><text:span text:style-name="T19">l</text:span><text:span text:style-name="T8">earning algorithm was able to </text:span><text:span text:style-name="T13">do better than the fixed time algorithm. The discount value determines if the agent should try to maximize short term of long term reward. A value of 0 will try to maximize the immediate reward and does not work well. An intermediate value is optimal.</text:span></text:p>
      <text:p text:style-name="P36"><text:span text:style-name="T8"><text:tab/>I also tried different epsilon values. </text:span><text:span text:style-name="T14">Epsilon controls the exploitation to exploration ratio. If the epsilon value is low the agent is more likely to choose the action that has the highest expected reward. While a high epsilon value will explore actions that are not the best but may help the agent find a better action in the long run. </text:span><text:span text:style-name="T15">In table 2, the best value is one that favors </text:span><text:span text:style-name="T21">exploitation</text:span><text:span text:style-name="T15"> with a little bit of </text:span><text:span text:style-name="T20">exploration</text:span><text:span text:style-name="T15">. A value of 1 is equivalent to a random agent. This agent did not p</text:span><text:span text:style-name="T23">er</text:span><text:span text:style-name="T15">form well.</text:span></text:p>
      <text:p text:style-name="P36"><text:span text:style-name="T15"><text:tab/></text:span><text:span text:style-name="T18">The learning rate was also varied. The results are shown in table 4. The learning rate defines how much weight the most recent state-action visit </text:span><text:span text:style-name="T19">e</text:span><text:span text:style-name="T18">ffect</text:span><text:span text:style-name="T19">s</text:span><text:span text:style-name="T18"> the value </text:span><text:span text:style-name="T19">for that state-action pair</text:span><text:span text:style-name="T18">. A</text:span><text:span text:style-name="T19">s</text:span><text:span text:style-name="T18"> seen in table 4 an intermediary learning rate produces the best results. A learning rate of 0, </text:span><text:span text:style-name="T19">means the values never change,</text:span><text:span text:style-name="T18"> did not preform well.</text:span></text:p>
      <text:p text:style-name="P70">4.3 Analysis of State Aggregation Techniques for Configuration 2</text:p>
      <text:p text:style-name="P33"><text:span text:style-name="T8">Configuration 2 has heavy flow in one direction and none in the other then the traffic patterns swap. This heavy flow causes the state space to be much larger than </text:span><text:span text:style-name="T19">the</text:span><text:span text:style-name="T8"> state space in configuration 1. The number of cars in a lane at a time in configuration 1 was about 2 cars, while the number of cars during configuration 2 was much higher around 11. With a much larger state space </text:span><text:soft-page-break/><text:span text:style-name="T8">the agent does not visit each state enough times to learn it</text:span><text:span text:style-name="T19">s</text:span><text:span text:style-name="T8"> true value. One way to deal with this is through state aggregation. </text:span></text:p>
      <text:p text:style-name="P37"><text:span text:style-name="T12"><text:tab/>State Aggregation is grouping similar states together and treating them all the same as one state. This shrinks the state space and the agent can learn how to react to a state that it has never seen before. I tried a couple of difference state aggregation techniques for configuration 2 the results are in table 4. With no state aggregation the agent preforms very poorly. A log function was used to group the number of cars in a lane together. The function was </text:span><text:span text:style-name="T43">⌊</text:span><text:span text:style-name="T12">log</text:span><text:span text:style-name="T6">2</text:span><text:span text:style-name="T28">(</text:span><text:span text:style-name="T29"># </text:span><text:span text:style-name="T28">vehicles </text:span><text:span text:style-name="T29">in lane</text:span><text:span text:style-name="T28"> +1)</text:span><text:span text:style-name="T44">⌋ </text:span><text:span text:style-name="T45">for each lane</text:span><text:span text:style-name="T28">. </text:span><text:span text:style-name="T29">This way </text:span><text:span text:style-name="T31">the agent treated two or three cars in a lane as the same state.</text:span><text:span text:style-name="T29"> This greatly helped performance. Another technique was the min function. I calculated the state using </text:span><text:span text:style-name="T31">minimum</text:span><text:span text:style-name="T29">(1, # vehicles in lane) for each lane. This shrunk the state space into a binary encoding </text:span><text:span text:style-name="T31">plus</text:span><text:span text:style-name="T29"> the phase at the time. This greatly reduced state space caused the agent to be able to learn the policy faster and perform better. This minimum function reduce</text:span><text:span text:style-name="T31">d</text:span><text:span text:style-name="T29"> the granularity </text:span><text:span text:style-name="T31">of</text:span><text:span text:style-name="T29"> information passed to the agent, but for this scenario it </text:span><text:span text:style-name="T31">contains</text:span><text:span text:style-name="T29"> all the information needed since traffic only went </text:span><text:span text:style-name="T31">in</text:span><text:span text:style-name="T29"> one direction at a time. I do not expect this to work well i</text:span><text:span text:style-name="T31">n</text:span><text:span text:style-name="T29"> </text:span><text:span text:style-name="T31">all </text:span><text:span text:style-name="T29">scenarios.</text:span></text:p>
      <text:p text:style-name="P29"><text:span text:style-name="T33">5 </text:span><text:span text:style-name="T26">Conclusion</text:span></text:p>
      <text:p text:style-name="P38"><text:span text:style-name="T29">A </text:span><text:span text:style-name="T27">number of simulations were run on a 4-way intersection and the results were analyzed. Q-</text:span><text:span text:style-name="T31">l</text:span><text:span text:style-name="T27">earning was the chosen algorithm to find the optimal solution because of its ability to learn online. Three hyper parameters: the learning rate, the discount factor, and epsilon, were varied. It was shown that an intermediary of these parameters </text:span><text:span text:style-name="T32">is</text:span><text:span text:style-name="T27"> best and each plays a role in making Q-</text:span><text:span text:style-name="T31">l</text:span><text:span text:style-name="T27">earning successful. </text:span><text:span text:style-name="T30">State aggregation help</text:span><text:span text:style-name="T31">ed</text:span><text:span text:style-name="T30"> tremendously when the traffic rate was increased. In the future I would like to explore Deep Q-Learning so highly dimensional state spaces do not slow learning. This will allow me to explore larger </text:span><text:span text:style-name="T31">intersection.</text:span></text:p>
      <text:p text:style-name="P12"><text:soft-page-break/><text:span text:style-name="T46">6 </text:span>References</text:p>
      <text:p text:style-name="P40"><text:span text:style-name="T46">[1] </text:span>Hua Wei, Guanjie Zheng, Huaxiu Yao, and Zhenhui Li. 2018. IntelliLight:</text:p>
      <text:p text:style-name="P40">A Reinforcement Learning Approach for Intelligent Traffic Light Control.</text:p>
      <text:p text:style-name="P40">In KDD ’18: The 24th ACM SIGKDD International Conference on Knowledge</text:p>
      <text:p text:style-name="P40">Discovery &amp; Data Mining, August 19–23, 2018, London, United Kingdom. ACM,</text:p>
      <text:p text:style-name="P39"><text:span text:style-name="T8">New York, NY, USA, 10 pages. </text:span><text:a xlink:type="simple" xlink:href="https://doi.org/10.1145/3219819.3220096" text:style-name="Internet_20_link" text:visited-style-name="Visited_20_Internet_20_Link"><text:span text:style-name="T8">https://doi.org/10.1145/3219819.3220096</text:span></text:a></text:p>
      <text:p text:style-name="P40"/>
      <text:p text:style-name="P40"><text:span text:style-name="T52">[2] </text:span>Zheng, G.; Zang, X.; Xu, N.; Wei, H.; Yu, Z.; Gayah, V.; Xu,</text:p>
      <text:p text:style-name="P40">K.; and Li, Z. 2019b. Diagnosing reinforcement learning for</text:p>
      <text:p text:style-name="P40">traffic signal control. arXiv preprint arXiv:1905.04716.</text:p>
      <text:p text:style-name="P40"/>
      <text:p text:style-name="P69">7 Appendix</text:p>
      <text:p text:style-name="P20"><text:span text:style-name="T34">Table 1: </text:span>Traffic Patterns</text:p>
      <text:p text:style-name="P20"/>
      <table:table table:name="Table1" table:style-name="Table1">
        <table:table-column table:style-name="Table1.A"/>
        <table:table-column table:style-name="Table1.B"/>
        <table:table-column table:style-name="Table1.C" table:number-columns-repeated="2"/>
        <table:table-column table:style-name="Table1.E"/>
        <table:table-row>
          <table:table-cell table:style-name="Table1.A1" office:value-type="string">
            <text:p text:style-name="P41">Configuration</text:p>
          </table:table-cell>
          <table:table-cell table:style-name="Table1.A1" office:value-type="string">
            <text:p text:style-name="P41">Direction</text:p>
          </table:table-cell>
          <table:table-cell table:style-name="Table1.A1" office:value-type="string">
            <text:p text:style-name="P41">Rate <text:span text:style-name="T35">(cars/lane/s)</text:span></text:p>
          </table:table-cell>
          <table:table-cell table:style-name="Table1.A1" office:value-type="string">
            <text:p text:style-name="P41">Start Time <text:span text:style-name="T35">(s)</text:span></text:p>
          </table:table-cell>
          <table:table-cell table:style-name="Table1.E1" office:value-type="string">
            <text:p text:style-name="P41">End Time <text:span text:style-name="T35">(s)</text:span></text:p>
          </table:table-cell>
        </table:table-row>
        <table:table-row>
          <table:table-cell table:style-name="Table1.A2" office:value-type="string">
            <text:p text:style-name="P41">1</text:p>
          </table:table-cell>
          <table:table-cell table:style-name="Table1.A2" office:value-type="string">
            <text:p text:style-name="P41">WE</text:p>
          </table:table-cell>
          <table:table-cell table:style-name="Table1.A2" office:value-type="string">
            <text:p text:style-name="P42">.<text:span text:style-name="T36">011 </text:span></text:p>
          </table:table-cell>
          <table:table-cell table:style-name="Table1.A2" office:value-type="string">
            <text:p text:style-name="P41">0</text:p>
          </table:table-cell>
          <table:table-cell table:style-name="Table1.E2" office:value-type="string">
            <text:p text:style-name="P41">7200</text:p>
          </table:table-cell>
        </table:table-row>
        <table:table-row>
          <table:table-cell table:style-name="Table1.A2" office:value-type="string">
            <text:p text:style-name="P41">1</text:p>
          </table:table-cell>
          <table:table-cell table:style-name="Table1.A2" office:value-type="string">
            <text:p text:style-name="P41">NS</text:p>
          </table:table-cell>
          <table:table-cell table:style-name="Table1.A2" office:value-type="string">
            <text:p text:style-name="P42">.<text:span text:style-name="T36">011 </text:span></text:p>
          </table:table-cell>
          <table:table-cell table:style-name="Table1.A2" office:value-type="string">
            <text:p text:style-name="P41">0</text:p>
          </table:table-cell>
          <table:table-cell table:style-name="Table1.E2" office:value-type="string">
            <text:p text:style-name="P41">7200</text:p>
          </table:table-cell>
        </table:table-row>
        <table:table-row>
          <table:table-cell table:style-name="Table1.A2" office:value-type="string">
            <text:p text:style-name="P41">2 </text:p>
          </table:table-cell>
          <table:table-cell table:style-name="Table1.A2" office:value-type="string">
            <text:p text:style-name="P41">WE </text:p>
          </table:table-cell>
          <table:table-cell table:style-name="Table1.A2" office:value-type="string">
            <text:p text:style-name="P42">.<text:span text:style-name="T36">133 </text:span></text:p>
          </table:table-cell>
          <table:table-cell table:style-name="Table1.A2" office:value-type="string">
            <text:p text:style-name="P41">0</text:p>
          </table:table-cell>
          <table:table-cell table:style-name="Table1.E2" office:value-type="string">
            <text:p text:style-name="P41">3600</text:p>
          </table:table-cell>
        </table:table-row>
        <table:table-row>
          <table:table-cell table:style-name="Table1.A2" office:value-type="string">
            <text:p text:style-name="P41">2 </text:p>
          </table:table-cell>
          <table:table-cell table:style-name="Table1.A2" office:value-type="string">
            <text:p text:style-name="P41">NS</text:p>
          </table:table-cell>
          <table:table-cell table:style-name="Table1.A2" office:value-type="string">
            <text:p text:style-name="P42">.<text:span text:style-name="T36">133 </text:span></text:p>
          </table:table-cell>
          <table:table-cell table:style-name="Table1.A2" office:value-type="string">
            <text:p text:style-name="P41">3601</text:p>
          </table:table-cell>
          <table:table-cell table:style-name="Table1.E2" office:value-type="string">
            <text:p text:style-name="P41">7200</text:p>
          </table:table-cell>
        </table:table-row>
      </table:table>
      <text:p text:style-name="P17"/>
      <text:p text:style-name="P18"/>
      <text:p text:style-name="P19"/>
      <text:p text:style-name="P19"/>
      <text:p text:style-name="P19"/>
      <text:p text:style-name="P19"/>
      <text:p text:style-name="P19"><text:soft-page-break/><text:span text:style-name="T37">Table 2: </text:span>Exploration of Discount values for Configuration 1</text:p>
      <text:p text:style-name="P21">Alpha and epsilon values are .1 .1 </text:p>
      <table:table table:name="Table2" table:style-name="Table2">
        <table:table-column table:style-name="Table2.A"/>
        <table:table-column table:style-name="Table2.B"/>
        <table:table-column table:style-name="Table2.C"/>
        <table:table-row>
          <table:table-cell table:style-name="Table2.A1" office:value-type="string">
            <text:p text:style-name="P46">Method</text:p>
          </table:table-cell>
          <table:table-cell table:style-name="Table2.A1" office:value-type="string">
            <text:p text:style-name="P46">Discount</text:p>
          </table:table-cell>
          <table:table-cell table:style-name="Table2.C1" office:value-type="string">
            <text:p text:style-name="P46">Avg Travel Time (s)</text:p>
          </table:table-cell>
        </table:table-row>
        <table:table-row>
          <table:table-cell table:style-name="Table2.A2" office:value-type="string">
            <text:p text:style-name="P46">Fixed Time</text:p>
          </table:table-cell>
          <table:table-cell table:style-name="Table2.A2" office:value-type="string">
            <text:p text:style-name="P46">NA</text:p>
          </table:table-cell>
          <table:table-cell table:style-name="Table2.C2" office:value-type="string">
            <text:p text:style-name="P46">161.<text:span text:style-name="T38">64</text:span></text:p>
          </table:table-cell>
        </table:table-row>
        <table:table-row>
          <table:table-cell table:style-name="Table2.A2" office:value-type="string">
            <text:p text:style-name="P46">Q-<text:span text:style-name="T53">l</text:span>earning</text:p>
          </table:table-cell>
          <table:table-cell table:style-name="Table2.A2" office:value-type="string">
            <text:p text:style-name="P46">0</text:p>
          </table:table-cell>
          <table:table-cell table:style-name="Table2.C2" office:value-type="string">
            <text:p text:style-name="P48">162.19</text:p>
          </table:table-cell>
        </table:table-row>
        <table:table-row>
          <table:table-cell table:style-name="Table2.A2" office:value-type="string">
            <text:p text:style-name="P55">Q-<text:span text:style-name="T53">l</text:span>earning</text:p>
          </table:table-cell>
          <table:table-cell table:style-name="Table2.A2" office:value-type="string">
            <text:p text:style-name="P49">.<text:span text:style-name="T35">5</text:span></text:p>
          </table:table-cell>
          <table:table-cell table:style-name="Table2.C2" office:value-type="string">
            <text:p text:style-name="P52">159.91</text:p>
          </table:table-cell>
        </table:table-row>
        <table:table-row>
          <table:table-cell table:style-name="Table2.A2" office:value-type="string">
            <text:p text:style-name="P47">Q-<text:span text:style-name="T53">l</text:span>earning</text:p>
          </table:table-cell>
          <table:table-cell table:style-name="Table2.A2" office:value-type="string">
            <text:p text:style-name="P43">.<text:span text:style-name="T35">75</text:span></text:p>
          </table:table-cell>
          <table:table-cell table:style-name="Table2.C2" office:value-type="string">
            <text:p text:style-name="P48">160.00</text:p>
          </table:table-cell>
        </table:table-row>
        <table:table-row>
          <table:table-cell table:style-name="Table2.A2" office:value-type="string">
            <text:p text:style-name="P47">Q-<text:span text:style-name="T53">l</text:span>earning</text:p>
          </table:table-cell>
          <table:table-cell table:style-name="Table2.A2" office:value-type="string">
            <text:p text:style-name="P43">.<text:span text:style-name="T35">8</text:span></text:p>
          </table:table-cell>
          <table:table-cell table:style-name="Table2.C2" office:value-type="string">
            <text:p text:style-name="P48">160.01</text:p>
          </table:table-cell>
        </table:table-row>
        <table:table-row>
          <table:table-cell table:style-name="Table2.A2" office:value-type="string">
            <text:p text:style-name="P47">Q-<text:span text:style-name="T53">l</text:span>earning</text:p>
          </table:table-cell>
          <table:table-cell table:style-name="Table2.A2" office:value-type="string">
            <text:p text:style-name="P43">.<text:span text:style-name="T35">9</text:span></text:p>
          </table:table-cell>
          <table:table-cell table:style-name="Table2.C2" office:value-type="string">
            <text:p text:style-name="P57">160.23</text:p>
          </table:table-cell>
        </table:table-row>
        <table:table-row>
          <table:table-cell table:style-name="Table2.A2" office:value-type="string">
            <text:p text:style-name="P47">Q-<text:span text:style-name="T53">l</text:span>earning</text:p>
          </table:table-cell>
          <table:table-cell table:style-name="Table2.A2" office:value-type="string">
            <text:p text:style-name="P43">.<text:span text:style-name="T35">95</text:span></text:p>
          </table:table-cell>
          <table:table-cell table:style-name="Table2.C2" office:value-type="string">
            <text:p text:style-name="P57">160.21</text:p>
          </table:table-cell>
        </table:table-row>
        <table:table-row>
          <table:table-cell table:style-name="Table2.A2" office:value-type="string">
            <text:p text:style-name="P47">Q-<text:span text:style-name="T53">l</text:span>earning</text:p>
          </table:table-cell>
          <table:table-cell table:style-name="Table2.A2" office:value-type="string">
            <text:p text:style-name="P46">1</text:p>
          </table:table-cell>
          <table:table-cell table:style-name="Table2.C2" office:value-type="string">
            <text:p text:style-name="P57">160.40</text:p>
          </table:table-cell>
        </table:table-row>
      </table:table>
      <text:p text:style-name="P19"/>
      <text:p text:style-name="P3"/>
      <text:p text:style-name="P3"/>
      <text:p text:style-name="P3"/>
      <text:p text:style-name="P22"/>
      <text:p text:style-name="P22"/>
      <text:p text:style-name="P22"/>
      <text:p text:style-name="P22"/>
      <text:p text:style-name="P22"/>
      <text:p text:style-name="P22"/>
      <text:p text:style-name="P22"/>
      <text:p text:style-name="P22"/>
      <text:p text:style-name="P22"/>
      <text:p text:style-name="P22"/>
      <text:p text:style-name="P22"><text:soft-page-break/><text:span text:style-name="T39">Table 3: </text:span>Exploration of epsilon values for Configuration 1</text:p>
      <text:p text:style-name="P22">Alpha and discount values are .1 and .5 respectfully</text:p>
      <table:table table:name="Table4" table:style-name="Table4">
        <table:table-column table:style-name="Table4.A"/>
        <table:table-column table:style-name="Table4.B"/>
        <table:table-column table:style-name="Table4.C"/>
        <table:table-row>
          <table:table-cell table:style-name="Table4.A1" office:value-type="string">
            <text:p text:style-name="P58">Method</text:p>
          </table:table-cell>
          <table:table-cell table:style-name="Table4.A1" office:value-type="string">
            <text:p text:style-name="P58">Epsilon value</text:p>
          </table:table-cell>
          <table:table-cell table:style-name="Table4.C1" office:value-type="string">
            <text:p text:style-name="P58">Avg Travel Time(s)</text:p>
          </table:table-cell>
        </table:table-row>
        <table:table-row>
          <table:table-cell table:style-name="Table4.A2" office:value-type="string">
            <text:p text:style-name="P58">Fixed Time</text:p>
          </table:table-cell>
          <table:table-cell table:style-name="Table4.A2" office:value-type="string">
            <text:p text:style-name="P58">NA</text:p>
          </table:table-cell>
          <table:table-cell table:style-name="Table4.C2" office:value-type="string">
            <text:p text:style-name="P58">161.64</text:p>
          </table:table-cell>
        </table:table-row>
        <table:table-row>
          <table:table-cell table:style-name="Table4.A2" office:value-type="string">
            <text:p text:style-name="P47">Q-<text:span text:style-name="T53">l</text:span>earning</text:p>
          </table:table-cell>
          <table:table-cell table:style-name="Table4.A2" office:value-type="string">
            <text:p text:style-name="P61">1</text:p>
          </table:table-cell>
          <table:table-cell table:style-name="Table4.C2" office:value-type="string">
            <text:p text:style-name="P61">162.08</text:p>
          </table:table-cell>
        </table:table-row>
        <table:table-row>
          <table:table-cell table:style-name="Table4.A2" office:value-type="string">
            <text:p text:style-name="P47">Q-<text:span text:style-name="T53">l</text:span>earning</text:p>
          </table:table-cell>
          <table:table-cell table:style-name="Table4.A2" office:value-type="string">
            <text:p text:style-name="P62">.<text:span text:style-name="T40">5</text:span></text:p>
          </table:table-cell>
          <table:table-cell table:style-name="Table4.C2" office:value-type="string">
            <text:p text:style-name="P61">161.46</text:p>
          </table:table-cell>
        </table:table-row>
        <table:table-row>
          <table:table-cell table:style-name="Table4.A2" office:value-type="string">
            <text:p text:style-name="P55">Q-<text:span text:style-name="T53">l</text:span>earning</text:p>
          </table:table-cell>
          <table:table-cell table:style-name="Table4.A2" office:value-type="string">
            <text:p text:style-name="P50">.<text:span text:style-name="T41">1</text:span></text:p>
          </table:table-cell>
          <table:table-cell table:style-name="Table4.C2" office:value-type="string">
            <text:p text:style-name="P53">159.91</text:p>
          </table:table-cell>
        </table:table-row>
        <table:table-row>
          <table:table-cell table:style-name="Table4.A2" office:value-type="string">
            <text:p text:style-name="P47">Q-<text:span text:style-name="T53">l</text:span>earning</text:p>
          </table:table-cell>
          <table:table-cell table:style-name="Table4.A2" office:value-type="string">
            <text:p text:style-name="P44">.<text:span text:style-name="T41">05</text:span></text:p>
          </table:table-cell>
          <table:table-cell table:style-name="Table4.C2" office:value-type="string">
            <text:p text:style-name="P58">161.38</text:p>
          </table:table-cell>
        </table:table-row>
        <table:table-row>
          <table:table-cell table:style-name="Table4.A2" office:value-type="string">
            <text:p text:style-name="P47">Q-<text:span text:style-name="T53">l</text:span>earning</text:p>
          </table:table-cell>
          <table:table-cell table:style-name="Table4.A2" office:value-type="string">
            <text:p text:style-name="P44">.<text:span text:style-name="T41">01</text:span></text:p>
          </table:table-cell>
          <table:table-cell table:style-name="Table4.C2" office:value-type="string">
            <text:p text:style-name="P58">160.18</text:p>
          </table:table-cell>
        </table:table-row>
        <table:table-row table:style-name="Table4.8">
          <table:table-cell table:style-name="Table4.A2" office:value-type="string">
            <text:p text:style-name="P47">Q-<text:span text:style-name="T53">l</text:span>earning</text:p>
          </table:table-cell>
          <table:table-cell table:style-name="Table4.A2" office:value-type="string">
            <text:p text:style-name="P58">0</text:p>
          </table:table-cell>
          <table:table-cell table:style-name="Table4.C2" office:value-type="string">
            <text:p text:style-name="P58">160.6</text:p>
          </table:table-cell>
        </table:table-row>
      </table:table>
      <text:p text:style-name="P22"/>
      <text:p text:style-name="P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6"><text:soft-page-break/><text:span text:style-name="T48">Table 4: </text:span>Exploration of the learning rate for <text:span text:style-name="T49">configuration</text:span> 1</text:p>
      <text:p text:style-name="P26">Epsilon and discount factor are constant at .1 and .5 respectfully</text:p>
      <table:table table:name="Table5" table:style-name="Table5">
        <table:table-column table:style-name="Table5.A"/>
        <table:table-column table:style-name="Table5.B"/>
        <table:table-column table:style-name="Table5.C"/>
        <table:table-row>
          <table:table-cell table:style-name="Table5.A1" office:value-type="string">
            <text:p text:style-name="P60">Method</text:p>
          </table:table-cell>
          <table:table-cell table:style-name="Table5.A1" office:value-type="string">
            <text:p text:style-name="P65">Learning rate</text:p>
          </table:table-cell>
          <table:table-cell table:style-name="Table5.C1" office:value-type="string">
            <text:p text:style-name="P60">Avg Travel Time(s)</text:p>
          </table:table-cell>
        </table:table-row>
        <table:table-row>
          <table:table-cell table:style-name="Table5.A2" office:value-type="string">
            <text:p text:style-name="P60">Fixed Time</text:p>
          </table:table-cell>
          <table:table-cell table:style-name="Table5.A2" office:value-type="string">
            <text:p text:style-name="P60">NA</text:p>
          </table:table-cell>
          <table:table-cell table:style-name="Table5.C2" office:value-type="string">
            <text:p text:style-name="P60">161.64</text:p>
          </table:table-cell>
        </table:table-row>
        <table:table-row>
          <table:table-cell table:style-name="Table5.A2" office:value-type="string">
            <text:p text:style-name="P47">Q-<text:span text:style-name="T53">l</text:span>earning</text:p>
          </table:table-cell>
          <table:table-cell table:style-name="Table5.A2" office:value-type="string">
            <text:p text:style-name="P66">1</text:p>
          </table:table-cell>
          <table:table-cell table:style-name="Table5.C2" office:value-type="string">
            <text:p text:style-name="P67">161.49</text:p>
          </table:table-cell>
        </table:table-row>
        <table:table-row>
          <table:table-cell table:style-name="Table5.A2" office:value-type="string">
            <text:p text:style-name="P47">Q-<text:span text:style-name="T53">l</text:span>earning</text:p>
          </table:table-cell>
          <table:table-cell table:style-name="Table5.A2" office:value-type="string">
            <text:p text:style-name="P45">.<text:span text:style-name="T47">5</text:span></text:p>
          </table:table-cell>
          <table:table-cell table:style-name="Table5.C2" office:value-type="string">
            <text:p text:style-name="P67">160.63</text:p>
          </table:table-cell>
        </table:table-row>
        <table:table-row>
          <table:table-cell table:style-name="Table5.A2" office:value-type="string">
            <text:p text:style-name="P55">Q-<text:span text:style-name="T53">l</text:span>earning</text:p>
          </table:table-cell>
          <table:table-cell table:style-name="Table5.A2" office:value-type="string">
            <text:p text:style-name="P51">.<text:span text:style-name="T47">1</text:span></text:p>
          </table:table-cell>
          <table:table-cell table:style-name="Table5.C2" office:value-type="string">
            <text:p text:style-name="P56">159.91</text:p>
          </table:table-cell>
        </table:table-row>
        <table:table-row>
          <table:table-cell table:style-name="Table5.A2" office:value-type="string">
            <text:p text:style-name="P47">Q-<text:span text:style-name="T53">l</text:span>earning</text:p>
          </table:table-cell>
          <table:table-cell table:style-name="Table5.A2" office:value-type="string">
            <text:p text:style-name="P45">.<text:span text:style-name="T47">05</text:span></text:p>
          </table:table-cell>
          <table:table-cell table:style-name="Table5.C2" office:value-type="string">
            <text:p text:style-name="P67">160.57</text:p>
          </table:table-cell>
        </table:table-row>
        <table:table-row>
          <table:table-cell table:style-name="Table5.A2" office:value-type="string">
            <text:p text:style-name="P47">Q-<text:span text:style-name="T53">l</text:span>earning</text:p>
          </table:table-cell>
          <table:table-cell table:style-name="Table5.A2" office:value-type="string">
            <text:p text:style-name="P45">.<text:span text:style-name="T47">01</text:span></text:p>
          </table:table-cell>
          <table:table-cell table:style-name="Table5.C2" office:value-type="string">
            <text:p text:style-name="P67">160.39</text:p>
          </table:table-cell>
        </table:table-row>
        <table:table-row>
          <table:table-cell table:style-name="Table5.A2" office:value-type="string">
            <text:p text:style-name="P47">Q-<text:span text:style-name="T53">l</text:span>earning</text:p>
          </table:table-cell>
          <table:table-cell table:style-name="Table5.A2" office:value-type="string">
            <text:p text:style-name="P67">0</text:p>
          </table:table-cell>
          <table:table-cell table:style-name="Table5.C2" office:value-type="string">
            <text:p text:style-name="P67">162.08</text:p>
          </table:table-cell>
        </table:table-row>
      </table:table>
      <text:p text:style-name="P24"/>
      <text:p text:style-name="P23"/>
      <text:p text:style-name="P23"><text:span text:style-name="T42">Table 5: Exploration</text:span> of <text:span text:style-name="T53">S</text:span>tate <text:span text:style-name="T53">A</text:span>ggregation for Configuration 2</text:p>
      <text:p text:style-name="P23">All instances ha<text:span text:style-name="T53">ve</text:span> their hyper parameters tuned for near optimal performance</text:p>
      <text:p text:style-name="P23"><text:s/></text:p>
      <table:table table:name="Table3" table:style-name="Table3">
        <table:table-column table:style-name="Table3.A"/>
        <table:table-column table:style-name="Table3.B"/>
        <table:table-column table:style-name="Table3.C"/>
        <table:table-row>
          <table:table-cell table:style-name="Table3.A1" office:value-type="string">
            <text:p text:style-name="P63">Method</text:p>
          </table:table-cell>
          <table:table-cell table:style-name="Table3.A1" office:value-type="string">
            <text:p text:style-name="P63">State Aggregation Technique</text:p>
          </table:table-cell>
          <table:table-cell table:style-name="Table3.C1" office:value-type="string">
            <text:p text:style-name="P63">Avg Travel Time (s)</text:p>
          </table:table-cell>
        </table:table-row>
        <table:table-row>
          <table:table-cell table:style-name="Table3.A2" office:value-type="string">
            <text:p text:style-name="P63">Fixed Time</text:p>
          </table:table-cell>
          <table:table-cell table:style-name="Table3.A2" office:value-type="string">
            <text:p text:style-name="P63">NA</text:p>
          </table:table-cell>
          <table:table-cell table:style-name="Table3.C2" office:value-type="string">
            <text:p text:style-name="P63">179.74</text:p>
          </table:table-cell>
        </table:table-row>
        <table:table-row>
          <table:table-cell table:style-name="Table3.A2" office:value-type="string">
            <text:p text:style-name="P47">Q-<text:span text:style-name="T53">l</text:span>earning</text:p>
          </table:table-cell>
          <table:table-cell table:style-name="Table3.A2" office:value-type="string">
            <text:p text:style-name="P64">No state aggregation</text:p>
          </table:table-cell>
          <table:table-cell table:style-name="Table3.C2" office:value-type="string">
            <text:p text:style-name="P64">339.61</text:p>
          </table:table-cell>
        </table:table-row>
        <table:table-row>
          <table:table-cell table:style-name="Table3.A2" office:value-type="string">
            <text:p text:style-name="P47">Q-<text:span text:style-name="T53">l</text:span>earning</text:p>
          </table:table-cell>
          <table:table-cell table:style-name="Table3.A2" office:value-type="string">
            <text:p text:style-name="P63">Log function</text:p>
          </table:table-cell>
          <table:table-cell table:style-name="Table3.C2" office:value-type="string">
            <text:p text:style-name="P59">176.68</text:p>
          </table:table-cell>
        </table:table-row>
        <table:table-row>
          <table:table-cell table:style-name="Table3.A2" office:value-type="string">
            <text:p text:style-name="P55">Q-<text:span text:style-name="T53">l</text:span>earning</text:p>
          </table:table-cell>
          <table:table-cell table:style-name="Table3.A2" office:value-type="string">
            <text:p text:style-name="P54">Min function</text:p>
          </table:table-cell>
          <table:table-cell table:style-name="Table3.C2" office:value-type="string">
            <text:p text:style-name="P54">171.41</text:p>
          </table:table-cell>
        </table:table-row>
      </table:table>
      <text:p text:style-name="P23"/>
      <text:p text:style-name="P3"/>
      <text:p text:style-name="P3"/>
      <text:p text:style-name="P25"/>
      <text:p text:style-name="P1"><text:soft-page-break/></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13:30:18.501581160</meta:creation-date>
    <dc:date>2020-04-23T22:53:27.932717125</dc:date>
    <meta:editing-duration>PT2H13M5S</meta:editing-duration>
    <meta:editing-cycles>20</meta:editing-cycles>
    <meta:generator>LibreOffice/6.0.7.3$Linux_X86_64 LibreOffice_project/00m0$Build-3</meta:generator>
    <meta:document-statistic meta:table-count="5" meta:image-count="0" meta:object-count="0" meta:page-count="10" meta:paragraph-count="170" meta:word-count="1927" meta:character-count="11211" meta:non-whitespace-character-count="9437"/>
  </office:meta>
</office:document-meta>
</file>